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rsid="0010b518" officeooo:paragraph-rsid="0010b518"/>
    </style:style>
    <style:style style:name="P2" style:family="paragraph" style:parent-style-name="Heading_20_4">
      <style:text-properties officeooo:rsid="0010b518" officeooo:paragraph-rsid="001306da"/>
    </style:style>
    <style:style style:name="P3" style:family="paragraph" style:parent-style-name="Heading_20_4">
      <style:text-properties officeooo:rsid="00144118" officeooo:paragraph-rsid="00144118"/>
    </style:style>
    <style:style style:name="P4" style:family="paragraph" style:parent-style-name="Standard">
      <style:text-properties officeooo:rsid="0010b518" officeooo:paragraph-rsid="0010b518"/>
    </style:style>
    <style:style style:name="P5" style:family="paragraph" style:parent-style-name="Standard">
      <style:text-properties officeooo:rsid="0010b518" officeooo:paragraph-rsid="001306da"/>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list-style-name="L18"/>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list-style-name="L19"/>
    <style:style style:name="P43" style:family="paragraph" style:parent-style-name="Text_20_body" style:list-style-name="L19">
      <style:paragraph-properties fo:margin-top="0in" fo:margin-bottom="0in" style:contextual-spacing="false"/>
    </style:style>
    <style:style style:name="P44" style:family="paragraph" style:parent-style-name="Text_20_body" style:list-style-name="L20"/>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text-properties officeooo:rsid="00144118" officeooo:paragraph-rsid="00144118"/>
    </style:style>
    <style:style style:name="P47" style:family="paragraph" style:parent-style-name="Text_20_body">
      <style:text-properties fo:font-weight="bold" officeooo:rsid="00144118" officeooo:paragraph-rsid="00144118" style:font-weight-asian="bold" style:font-weight-complex="bold"/>
    </style:style>
    <style:style style:name="P48" style:family="paragraph" style:parent-style-name="Text_20_body">
      <style:text-properties fo:font-weight="bold" officeooo:rsid="0014b35a" officeooo:paragraph-rsid="0014b35a" style:font-weight-asian="bold" style:font-weight-complex="bold"/>
    </style:style>
    <style:style style:name="P49" style:family="paragraph" style:parent-style-name="Text_20_body">
      <style:text-properties fo:font-weight="bold" officeooo:rsid="0014b35a" officeooo:paragraph-rsid="0016f01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4b35a" style:font-weight-asian="normal" style:font-weight-complex="normal"/>
    </style:style>
    <style:style style:name="T3" style:family="text">
      <style:text-properties fo:font-weight="normal" officeooo:rsid="0016f01c"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ust Exam Prep</text:p>
      <text:p text:style-name="P4"/>
      <text:p text:style-name="P4"/>
      <text:h text:style-name="P3" text:outline-level="4">Rust1 </text:h>
      <text:p text:style-name="P46"><text:tab/>17-21 <text:s/>BINDINGS :: MUTABILITY :: REFERENCES</text:p>
      <text:p text:style-name="P46"><text:tab/>41-43 OWNERSHIP :: BORROWING :: EXAMPLES</text:p>
      <text:p text:style-name="P47">Rust2</text:p>
      <text:p text:style-name="P47"><text:tab/><text:span text:style-name="T2">26-29 Loops</text:span></text:p>
      <text:p text:style-name="P47"><text:span text:style-name="T2"><text:tab/>45-50 Iterators</text:span></text:p>
      <text:p text:style-name="P47"><text:span text:style-name="T2"/></text:p>
      <text:p text:style-name="P48">Coding</text:p>
      <text:p text:style-name="P49">- <text:span text:style-name="T1">Entwickeln Sie ein Rust-Programm, das eine Struktur Person verwaltet. Implementieren <text:s/>Sie eine <text:tab/>Funktionalität, um eine Liste von Personen zu filtern und das Ergebnis mithilfe eines Traits <text:tab/>auszudrucken.</text:span></text:p>
      <text:p text:style-name="P48"><text:span text:style-name="T1">- print person with a trait</text:span></text:p>
      <text:p text:style-name="P49"><text:span text:style-name="T1"><text:tab/>Definieren Sie ein Trait Display.</text:span></text:p>
      <text:p text:style-name="P49"><text:span text:style-name="T1"><text:tab/>Implementieren Sie das Trait Display für die Struktur Person, sodass es die Details der <text:tab/>Person in einem ansprechenden Format ausgibt: Name: {name}, Alter:{alter}</text:span></text:p>
      <text:p text:style-name="P49"><text:span text:style-name="T1">- display and filter list of persons </text:span><text:span text:style-name="T3">(Erstellen Sie eine Vec&lt;Person&gt; mit verschiedenen <text:tab/>Personen)</text:span></text:p>
      <text:p text:style-name="P48"><text:span text:style-name="T1">-work with vectors and loops</text:span></text:p>
      <text:p text:style-name="P48"><text:span text:style-name="T1"/></text:p>
      <text:p text:style-name="P48"><text:span text:style-name="T1"/></text:p>
      <text:h text:style-name="P1" text:outline-level="4"/>
      <text:h text:style-name="P1" text:outline-level="4"/>
      <text:h text:style-name="P1" text:outline-level="4">1. <text:span text:style-name="Strong_20_Emphasis">What is Rust's approach to memory safety?</text:span></text:h>
      <text:list xml:id="list2416637396" text:style-name="L1">
        <text:list-item>
          <text:p text:style-name="P7"><text:span text:style-name="Strong_20_Emphasis">Answer:</text:span> Rust ensures memory safety using its ownership system.</text:p>
        </text:list-item>
        <text:list-item>
          <text:p text:style-name="P6"><text:span text:style-name="Strong_20_Emphasis">Explanation:</text:span> The ownership system includes rules enforced at compile time to manage memory. This eliminates common issues like null pointer dereferences and dangling pointers. Ownership guarantees that each piece of data is owned by one variable at a time, ensuring proper cleanup when the variable goes out of scope.</text:p>
        </text:list-item>
      </text:list>
      <text:p text:style-name="P4"/>
      <text:p text:style-name="P4"/>
      <text:h text:style-name="P1" text:outline-level="4">2. <text:span text:style-name="Strong_20_Emphasis">How does Rust achieve zero-cost abstractions?</text:span></text:h>
      <text:list xml:id="list3889945017" text:style-name="L2">
        <text:list-item>
          <text:p text:style-name="P9"><text:span text:style-name="Strong_20_Emphasis">Answer:</text:span> Through compile-time optimizations.</text:p>
        </text:list-item>
        <text:list-item>
          <text:p text:style-name="P8"><text:span text:style-name="Strong_20_Emphasis">Explanation:</text:span> Rust's abstractions, such as iterators and traits, are designed to impose minimal or no runtime overhead. The compiler transforms high-level abstractions into <text:soft-page-break/>efficient low-level code, making them as performant as manually optimized implementations.</text:p>
        </text:list-item>
      </text:list>
      <text:p text:style-name="P4"/>
      <text:h text:style-name="P1" text:outline-level="4">3. <text:span text:style-name="Strong_20_Emphasis">What is a trait in Rust?</text:span></text:h>
      <text:list xml:id="list2646899090" text:style-name="L3">
        <text:list-item>
          <text:p text:style-name="P11"><text:span text:style-name="Strong_20_Emphasis">Answer:</text:span> A collection of methods for a specific purpose.</text:p>
        </text:list-item>
        <text:list-item>
          <text:p text:style-name="P10"><text:span text:style-name="Strong_20_Emphasis">Explanation:</text:span> Traits define shared behavior that types can implement. They allow polymorphism in Rust by enabling a common interface for different types. For example, the <text:span text:style-name="Source_20_Text">Display</text:span> trait can be implemented by types to customize how they are printed.</text:p>
        </text:list-item>
      </text:list>
      <text:p text:style-name="P4"/>
      <text:h text:style-name="P1" text:outline-level="4">4. <text:span text:style-name="Strong_20_Emphasis">What are lifetimes in Rust, and why are they important?</text:span></text:h>
      <text:list xml:id="list2014920481" text:style-name="L4">
        <text:list-item>
          <text:p text:style-name="P13"><text:span text:style-name="Strong_20_Emphasis">Answer:</text:span> Lifetimes are scopes during which references are valid.</text:p>
        </text:list-item>
        <text:list-item>
          <text:p text:style-name="P12"><text:span text:style-name="Strong_20_Emphasis">Explanation:</text:span> Lifetimes ensure that references do not outlive the data they point to, preventing dangling references. The compiler uses lifetime annotations to verify that references are always valid during their usage, ensuring memory safety.</text:p>
        </text:list-item>
      </text:list>
      <text:p text:style-name="P4"/>
      <text:h text:style-name="P1" text:outline-level="4">5. <text:span text:style-name="Strong_20_Emphasis">How does Rust handle null values?</text:span></text:h>
      <text:list xml:id="list676842295" text:style-name="L5">
        <text:list-item>
          <text:p text:style-name="P15"><text:span text:style-name="Strong_20_Emphasis">Answer:</text:span> Rust uses the <text:span text:style-name="Source_20_Text">Option</text:span> enum to handle the possibility of absence.</text:p>
        </text:list-item>
        <text:list-item>
          <text:p text:style-name="P14"><text:span text:style-name="Strong_20_Emphasis">Explanation:</text:span> The <text:span text:style-name="Source_20_Text">Option&lt;T&gt;</text:span> enum has two variants: <text:span text:style-name="Source_20_Text">Some(T)</text:span> to represent a value and <text:span text:style-name="Source_20_Text">None</text:span> to represent absence. This approach enforces explicit handling of null values at compile time, preventing runtime null pointer exceptions.</text:p>
        </text:list-item>
      </text:list>
      <text:p text:style-name="P4"/>
      <text:h text:style-name="P1" text:outline-level="4">6. <text:span text:style-name="Strong_20_Emphasis">What are slices in Rust, and how are they different from arrays?</text:span></text:h>
      <text:list xml:id="list122262046" text:style-name="L6">
        <text:list-item>
          <text:p text:style-name="P17"><text:span text:style-name="Strong_20_Emphasis">Answer:</text:span> Slices are references to a contiguous sequence of elements in a collection rather than the collection itself.</text:p>
        </text:list-item>
        <text:list-item>
          <text:p text:style-name="P16"><text:span text:style-name="Strong_20_Emphasis">Explanation:</text:span> Unlike arrays, slices are dynamically sized views into an array or vector. They do not own the data and are useful for working with subsets of data without copying or reallocating.</text:p>
        </text:list-item>
      </text:list>
      <text:p text:style-name="P4"/>
      <text:h text:style-name="P1" text:outline-level="4">7. <text:span text:style-name="Strong_20_Emphasis">How does Rust enforce thread safety at compile time?</text:span></text:h>
      <text:list xml:id="list3130554632" text:style-name="L7">
        <text:list-item>
          <text:p text:style-name="P19"><text:span text:style-name="Strong_20_Emphasis">Answer:</text:span> Through the borrow checker and ownership rules.</text:p>
        </text:list-item>
        <text:list-item>
          <text:p text:style-name="P18"><text:span text:style-name="Strong_20_Emphasis">Explanation:</text:span> Rust's ownership model prevents data races by ensuring that mutable references are exclusive, while immutable references can be shared. The borrow checker enforces these rules during compilation.</text:p>
        </text:list-item>
      </text:list>
      <text:p text:style-name="P4"/>
      <text:h text:style-name="P1" text:outline-level="4">8. <text:span text:style-name="Strong_20_Emphasis">What is pattern matching in Rust, and where is it used?</text:span></text:h>
      <text:list xml:id="list3815525989" text:style-name="L8">
        <text:list-item>
          <text:p text:style-name="P21"><text:span text:style-name="Strong_20_Emphasis">Answer:</text:span> A way to match values against patterns.</text:p>
        </text:list-item>
        <text:list-item>
          <text:p text:style-name="P20"><text:span text:style-name="Strong_20_Emphasis">Explanation:</text:span> Pattern matching is a powerful feature used in <text:span text:style-name="Source_20_Text">match</text:span> expressions, <text:span text:style-name="Source_20_Text">if let</text:span>, and <text:span text:style-name="Source_20_Text">while let</text:span> constructs. It allows concise and expressive handling of complex data structures by destructuring and evaluating based on their shape.</text:p>
        </text:list-item>
      </text:list>
      <text:p text:style-name="P4"><text:soft-page-break/></text:p>
      <text:h text:style-name="P1" text:outline-level="4">9. <text:span text:style-name="Strong_20_Emphasis">How does Rust prevent memory leaks?</text:span></text:h>
      <text:list xml:id="list2947450728" text:style-name="L9">
        <text:list-item>
          <text:p text:style-name="P23"><text:span text:style-name="Strong_20_Emphasis">Answer:</text:span> Through automatic memory management via ownership and borrowing rules.</text:p>
        </text:list-item>
        <text:list-item>
          <text:p text:style-name="P22"><text:span text:style-name="Strong_20_Emphasis">Explanation:</text:span> Rust's ownership system ensures that memory is automatically released when the owner goes out of scope. This eliminates memory leaks by ensuring that each piece of memory is freed exactly once.</text:p>
        </text:list-item>
      </text:list>
      <text:p text:style-name="P4"/>
      <text:h text:style-name="P1" text:outline-level="4">10. <text:span text:style-name="Strong_20_Emphasis">What is the difference between </text:span><text:span text:style-name="Strong_20_Emphasis"><text:span text:style-name="Source_20_Text">String</text:span></text:span><text:span text:style-name="Strong_20_Emphasis"> and </text:span><text:span text:style-name="Strong_20_Emphasis"><text:span text:style-name="Source_20_Text">str</text:span></text:span><text:span text:style-name="Strong_20_Emphasis"> in Rust?</text:span></text:h>
      <text:list xml:id="list1392397364" text:style-name="L10">
        <text:list-item>
          <text:p text:style-name="P25"><text:span text:style-name="Strong_20_Emphasis">Answer:</text:span> <text:span text:style-name="Source_20_Text">String</text:span> is a growable, heap-allocated data structure, whereas <text:span text:style-name="Source_20_Text">str</text:span> is an immutable, fixed-length string slice.</text:p>
        </text:list-item>
        <text:list-item>
          <text:p text:style-name="P24"><text:span text:style-name="Strong_20_Emphasis">Explanation:</text:span> <text:span text:style-name="Source_20_Text">String</text:span> owns its data and can be modified, while <text:span text:style-name="Source_20_Text">str</text:span> is usually a borrowed reference. <text:span text:style-name="Source_20_Text">String</text:span> is useful for dynamic string operations, and <text:span text:style-name="Source_20_Text">str</text:span> is used for static or borrowed string views.</text:p>
        </text:list-item>
      </text:list>
      <text:p text:style-name="P4"/>
      <text:h text:style-name="P1" text:outline-level="4">11. <text:span text:style-name="Strong_20_Emphasis">How are errors handled in Rust?</text:span></text:h>
      <text:list xml:id="list2417912547" text:style-name="L11">
        <text:list-item>
          <text:p text:style-name="P27"><text:span text:style-name="Strong_20_Emphasis">Answer:</text:span> Using the <text:span text:style-name="Source_20_Text">Result</text:span> and <text:span text:style-name="Source_20_Text">Option</text:span> enums.</text:p>
        </text:list-item>
        <text:list-item>
          <text:p text:style-name="P26"><text:span text:style-name="Strong_20_Emphasis">Explanation:</text:span> <text:span text:style-name="Source_20_Text">Result&lt;T, E&gt;</text:span> represents either success (<text:span text:style-name="Source_20_Text">Ok(T)</text:span>) or failure (<text:span text:style-name="Source_20_Text">Err(E)</text:span>), enabling robust error handling. <text:span text:style-name="Source_20_Text">Option&lt;T&gt;</text:span> is used when a value might be absent (<text:span text:style-name="Source_20_Text">None</text:span>). Both require explicit handling, promoting safer code.</text:p>
        </text:list-item>
      </text:list>
      <text:p text:style-name="P4"/>
      <text:h text:style-name="P2" text:outline-level="4">12. <text:span text:style-name="Strong_20_Emphasis">What is Cargo in Rust?</text:span></text:h>
      <text:list xml:id="list3360361645" text:style-name="L12">
        <text:list-item>
          <text:p text:style-name="P29"><text:span text:style-name="Strong_20_Emphasis">Answer:</text:span> Rust’s build system and package manager.</text:p>
        </text:list-item>
        <text:list-item>
          <text:p text:style-name="P28"><text:span text:style-name="Strong_20_Emphasis">Explanation:</text:span> Cargo simplifies managing Rust projects by handling building, testing, and dependency management. It uses the <text:span text:style-name="Source_20_Text">Cargo.toml</text:span> file to specify dependencies and project settings.</text:p>
        </text:list-item>
      </text:list>
      <text:p text:style-name="P5"/>
      <text:h text:style-name="P1" text:outline-level="4">13. <text:span text:style-name="Strong_20_Emphasis">How does Rust handle dependency management?</text:span></text:h>
      <text:list xml:id="list3969398027" text:style-name="L13">
        <text:list-item>
          <text:p text:style-name="P31"><text:span text:style-name="Strong_20_Emphasis">Answer:</text:span> Through Cargo and <text:span text:style-name="Source_20_Text">Cargo.toml</text:span>.</text:p>
        </text:list-item>
        <text:list-item>
          <text:p text:style-name="P30"><text:span text:style-name="Strong_20_Emphasis">Explanation:</text:span> Developers specify dependencies in the <text:span text:style-name="Source_20_Text">Cargo.toml</text:span> file, and Cargo automatically downloads, compiles, and links them. This ensures consistent builds and simplifies managing external libraries.</text:p>
        </text:list-item>
      </text:list>
      <text:p text:style-name="P4"/>
      <text:h text:style-name="P1" text:outline-level="4">14. <text:span text:style-name="Strong_20_Emphasis">What is Rust's ownership system?</text:span></text:h>
      <text:list xml:id="list4213824600" text:style-name="L14">
        <text:list-item>
          <text:p text:style-name="P33"><text:span text:style-name="Strong_20_Emphasis">Answer:</text:span> A set of rules enforced at compile time to manage memory.</text:p>
        </text:list-item>
        <text:list-item>
          <text:p text:style-name="P32"><text:span text:style-name="Strong_20_Emphasis">Explanation:</text:span> Ownership ensures each piece of data has a single owner, and data is cleaned up when the owner goes out of scope. This eliminates the need for a garbage collector and prevents memory leaks.</text:p>
        </text:list-item>
      </text:list>
      <text:p text:style-name="P4"/>
      <text:h text:style-name="P1" text:outline-level="4"><text:soft-page-break/>15. <text:span text:style-name="Strong_20_Emphasis">What are Rust's borrowing rules?</text:span></text:h>
      <text:list xml:id="list2981563309" text:style-name="L15">
        <text:list-item>
          <text:p text:style-name="P35"><text:span text:style-name="Strong_20_Emphasis">Answer:</text:span> You can have any number of immutable borrows or one mutable borrow at a time.</text:p>
        </text:list-item>
        <text:list-item>
          <text:p text:style-name="P34"><text:span text:style-name="Strong_20_Emphasis">Explanation:</text:span> This prevents data races by ensuring safe access to data. Immutable borrows allow read-only access, while mutable borrows ensure exclusive write access.</text:p>
        </text:list-item>
      </text:list>
      <text:p text:style-name="P4"/>
      <text:h text:style-name="P1" text:outline-level="4">16. <text:span text:style-name="Strong_20_Emphasis">How does Rust ensure memory safety without a garbage collector?</text:span></text:h>
      <text:list xml:id="list1853888994" text:style-name="L16">
        <text:list-item>
          <text:p text:style-name="P37"><text:span text:style-name="Strong_20_Emphasis">Answer:</text:span> Through ownership, borrowing rules, and the borrow checker.</text:p>
        </text:list-item>
        <text:list-item>
          <text:p text:style-name="P36"><text:span text:style-name="Strong_20_Emphasis">Explanation:</text:span> The ownership system, combined with compile-time checks, ensures resources are properly managed and released when no longer needed, eliminating the need for a runtime garbage collector.</text:p>
        </text:list-item>
      </text:list>
      <text:p text:style-name="P4"/>
      <text:h text:style-name="P1" text:outline-level="4">17. <text:span text:style-name="Strong_20_Emphasis">What are Enums in Rust, and how are they useful?</text:span></text:h>
      <text:list xml:id="list2186770659" text:style-name="L17">
        <text:list-item>
          <text:p text:style-name="P39"><text:span text:style-name="Strong_20_Emphasis">Answer:</text:span> Enums are types that can be any one of multiple variants.</text:p>
        </text:list-item>
        <text:list-item>
          <text:p text:style-name="P38"><text:span text:style-name="Strong_20_Emphasis">Explanation:</text:span> Enums encapsulate variants into a single type, making it easier to handle complex cases. For example, they are widely used in error handling (<text:span text:style-name="Source_20_Text">Result</text:span>) and options (<text:span text:style-name="Source_20_Text">Option</text:span>).</text:p>
        </text:list-item>
      </text:list>
      <text:p text:style-name="P4"/>
      <text:h text:style-name="P1" text:outline-level="4">18. <text:span text:style-name="Strong_20_Emphasis">What is the purpose of the </text:span><text:span text:style-name="Strong_20_Emphasis"><text:span text:style-name="Source_20_Text">mut</text:span></text:span><text:span text:style-name="Strong_20_Emphasis"> keyword in Rust?</text:span></text:h>
      <text:list xml:id="list2899189579" text:style-name="L18">
        <text:list-item>
          <text:p text:style-name="P41"><text:span text:style-name="Strong_20_Emphasis">Answer:</text:span> It makes variables mutable.</text:p>
        </text:list-item>
        <text:list-item>
          <text:p text:style-name="P40"><text:span text:style-name="Strong_20_Emphasis">Explanation:</text:span> By default, Rust variables are immutable. The <text:span text:style-name="Source_20_Text">mut</text:span> keyword allows modifying their value, enabling flexibility while retaining safety through controlled mutability.</text:p>
        </text:list-item>
      </text:list>
      <text:p text:style-name="P4"/>
      <text:h text:style-name="P1" text:outline-level="4">19. <text:span text:style-name="Strong_20_Emphasis">How does Rust handle automatic memory management?</text:span></text:h>
      <text:list xml:id="list4222181327" text:style-name="L19">
        <text:list-item>
          <text:p text:style-name="P43"><text:span text:style-name="Strong_20_Emphasis">Answer:</text:span> Through the RAII (Resource Acquisition Is Initialization) pattern.</text:p>
        </text:list-item>
        <text:list-item>
          <text:p text:style-name="P42"><text:span text:style-name="Strong_20_Emphasis">Explanation:</text:span> Resources are initialized when acquired and automatically released when they go out of scope. This ensures deterministic cleanup without manual intervention.</text:p>
        </text:list-item>
      </text:list>
      <text:h text:style-name="Heading_20_4" text:outline-level="4"/>
      <text:h text:style-name="Heading_20_4" text:outline-level="4">20. <text:span text:style-name="Strong_20_Emphasis">What is a crate in Rust?</text:span></text:h>
      <text:list xml:id="list2985851108" text:style-name="L20">
        <text:list-item>
          <text:p text:style-name="P45"><text:span text:style-name="Strong_20_Emphasis">Answer:</text:span> A compilation unit that generates a library or executable.</text:p>
        </text:list-item>
        <text:list-item>
          <text:p text:style-name="P44"><text:span text:style-name="Strong_20_Emphasis">Explanation:</text:span> Crates are the building blocks of Rust programs. They can be binary crates (executables) or library crates (reusable code). The modularity of crates promotes code reuse and organization.</text:p>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6T06:48:07.401922461</meta:creation-date>
    <dc:date>2025-01-06T13:02:45.867643772</dc:date>
    <meta:editing-duration>PT1H10M19S</meta:editing-duration>
    <meta:editing-cycles>2</meta:editing-cycles>
    <meta:generator>LibreOffice/7.3.7.2$Linux_X86_64 LibreOffice_project/30$Build-2</meta:generator>
    <meta:document-statistic meta:table-count="0" meta:image-count="0" meta:object-count="0" meta:page-count="4" meta:paragraph-count="74" meta:word-count="1125" meta:character-count="7184" meta:non-whitespace-character-count="6160"/>
  </office:meta>
</office:document-meta>
</file>